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7.53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4mm" fo:break-before="auto" style:use-optimal-row-height="false"/>
    </style:style>
    <style:style style:name="ro10" style:family="table-row">
      <style:table-row-properties style:row-height="5.77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108728" calcext:value-type="float">
            <text:p><text:s text:c="3"/>108,728</text:p>
          </table:table-cell>
          <table:table-cell table:style-name="ce44" table:formula="of:=[.D36]+[.D37]" office:value-type="float" office:value="104200" calcext:value-type="float">
            <text:p><text:s text:c="3"/>104,200</text:p>
          </table:table-cell>
          <table:table-cell table:style-name="ce44" table:formula="of:=[.E36]+[.E37]" office:value-type="float" office:value="16737" calcext:value-type="float">
            <text:p><text:s text:c="3"/>16,737</text:p>
          </table:table-cell>
          <table:table-cell table:style-name="ce44" table:formula="of:=[.F36]+[.F37]" office:value-type="float" office:value="11870" calcext:value-type="float">
            <text:p><text:s text:c="3"/>11,870</text:p>
          </table:table-cell>
          <table:table-cell table:style-name="ce44" table:formula="of:=[.G36]+[.G37]" office:value-type="float" office:value="467" calcext:value-type="float">
            <text:p><text:s text:c="3"/>467</text:p>
          </table:table-cell>
          <table:table-cell table:style-name="ce44" table:formula="of:=[.H36]+[.H37]" office:value-type="float" office:value="207" calcext:value-type="float">
            <text:p><text:s text:c="3"/>207</text:p>
          </table:table-cell>
          <table:table-cell table:style-name="ce44" table:formula="of:=[.I36]+[.I37]" office:value-type="float" office:value="80" calcext:value-type="float">
            <text:p><text:s text:c="3"/>8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112" calcext:value-type="float">
            <text:p><text:s text:c="3"/>49,112</text:p>
          </table:table-cell>
          <table:table-cell table:style-name="ce45" office:value-type="float" office:value="48098" calcext:value-type="float">
            <text:p><text:s text:c="3"/>48,098</text:p>
          </table:table-cell>
          <table:table-cell table:style-name="ce56" office:value-type="float" office:value="8692" calcext:value-type="float">
            <text:p><text:s text:c="3"/>8,692</text:p>
          </table:table-cell>
          <table:table-cell table:style-name="ce56" office:value-type="float" office:value="7297" calcext:value-type="float">
            <text:p><text:s text:c="3"/>7,297</text:p>
          </table:table-cell>
          <table:table-cell table:style-name="ce56" office:value-type="float" office:value="224" calcext:value-type="float">
            <text:p><text:s text:c="3"/>224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11136" calcext:value-type="float">
            <text:p><text:s text:c="3"/>11,136</text:p>
          </table:table-cell>
          <table:table-cell table:style-name="ce56" office:value-type="float" office:value="5455" calcext:value-type="float">
            <text:p><text:s text:c="3"/>5,45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9616" calcext:value-type="float">
            <text:p><text:s text:c="3"/>59,616</text:p>
          </table:table-cell>
          <table:table-cell table:style-name="ce45" office:value-type="float" office:value="56102" calcext:value-type="float">
            <text:p><text:s text:c="3"/>56,102</text:p>
          </table:table-cell>
          <table:table-cell table:style-name="ce56" office:value-type="float" office:value="8045" calcext:value-type="float">
            <text:p><text:s text:c="3"/>8,045</text:p>
          </table:table-cell>
          <table:table-cell table:style-name="ce56" office:value-type="float" office:value="4573" calcext:value-type="float">
            <text:p><text:s text:c="3"/>4,573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120324" calcext:value-type="float">
            <text:p><text:s text:c="3"/>120,324</text:p>
          </table:table-cell>
          <table:table-cell table:style-name="ce44" table:formula="of:=[.D39]+[.D40]" office:value-type="float" office:value="117982" calcext:value-type="float">
            <text:p><text:s text:c="3"/>117,982</text:p>
          </table:table-cell>
          <table:table-cell table:style-name="ce44" table:formula="of:=[.E39]+[.E40]" office:value-type="float" office:value="18109" calcext:value-type="float">
            <text:p><text:s text:c="3"/>18,109</text:p>
          </table:table-cell>
          <table:table-cell table:style-name="ce44" table:formula="of:=[.F39]+[.F40]" office:value-type="float" office:value="11493" calcext:value-type="float">
            <text:p><text:s text:c="3"/>11,493</text:p>
          </table:table-cell>
          <table:table-cell table:style-name="ce44" table:formula="of:=[.G39]+[.G40]" office:value-type="float" office:value="512" calcext:value-type="float">
            <text:p><text:s text:c="3"/>512</text:p>
          </table:table-cell>
          <table:table-cell table:style-name="ce44" table:formula="of:=[.H39]+[.H40]" office:value-type="float" office:value="222" calcext:value-type="float">
            <text:p><text:s text:c="3"/>222</text:p>
          </table:table-cell>
          <table:table-cell table:style-name="ce44" table:formula="of:=[.I39]+[.I40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944" calcext:value-type="float">
            <text:p><text:s text:c="3"/>54,944</text:p>
          </table:table-cell>
          <table:table-cell table:style-name="ce45" office:value-type="float" office:value="54749" calcext:value-type="float">
            <text:p><text:s text:c="3"/>54,749</text:p>
          </table:table-cell>
          <table:table-cell table:style-name="ce56" office:value-type="float" office:value="9456" calcext:value-type="float">
            <text:p><text:s text:c="3"/>9,456</text:p>
          </table:table-cell>
          <table:table-cell table:style-name="ce56" office:value-type="float" office:value="7167" calcext:value-type="float">
            <text:p><text:s text:c="3"/>7,167</text:p>
          </table:table-cell>
          <table:table-cell table:style-name="ce56" office:value-type="float" office:value="261" calcext:value-type="float">
            <text:p><text:s text:c="3"/>261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7391" calcext:value-type="float">
            <text:p><text:s text:c="3"/>7,391</text:p>
          </table:table-cell>
          <table:table-cell table:style-name="ce56" office:value-type="float" office:value="5223" calcext:value-type="float">
            <text:p><text:s text:c="3"/>5,22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5380" calcext:value-type="float">
            <text:p><text:s text:c="3"/>65,380</text:p>
          </table:table-cell>
          <table:table-cell table:style-name="ce45" office:value-type="float" office:value="63233" calcext:value-type="float">
            <text:p><text:s text:c="3"/>63,233</text:p>
          </table:table-cell>
          <table:table-cell table:style-name="ce56" office:value-type="float" office:value="8653" calcext:value-type="float">
            <text:p><text:s text:c="3"/>8,653</text:p>
          </table:table-cell>
          <table:table-cell table:style-name="ce56" office:value-type="float" office:value="4326" calcext:value-type="float">
            <text:p><text:s text:c="3"/>4,326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96552" calcext:value-type="float">
            <text:p><text:s text:c="3"/>96,552</text:p>
          </table:table-cell>
          <table:table-cell table:style-name="ce44" table:formula="of:=[.D42]+[.D43]" office:value-type="float" office:value="96116" calcext:value-type="float">
            <text:p><text:s text:c="3"/>96,116</text:p>
          </table:table-cell>
          <table:table-cell table:style-name="ce44" table:formula="of:=[.E42]+[.E43]" office:value-type="float" office:value="14863" calcext:value-type="float">
            <text:p><text:s text:c="3"/>14,863</text:p>
          </table:table-cell>
          <table:table-cell table:style-name="ce44" table:formula="of:=[.F42]+[.F43]" office:value-type="float" office:value="10238" calcext:value-type="float">
            <text:p><text:s text:c="3"/>10,238</text:p>
          </table:table-cell>
          <table:table-cell table:style-name="ce44" table:formula="of:=[.G42]+[.G43]" office:value-type="float" office:value="441" calcext:value-type="float">
            <text:p><text:s text:c="3"/>441</text:p>
          </table:table-cell>
          <table:table-cell table:style-name="ce44" table:formula="of:=[.H42]+[.H43]" office:value-type="float" office:value="178" calcext:value-type="float">
            <text:p><text:s text:c="3"/>178</text:p>
          </table:table-cell>
          <table:table-cell table:style-name="ce44" table:formula="of:=[.I42]+[.I43]" office:value-type="float" office:value="69" calcext:value-type="float">
            <text:p><text:s text:c="3"/>69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4611" calcext:value-type="float">
            <text:p><text:s text:c="3"/>44,611</text:p>
          </table:table-cell>
          <table:table-cell table:style-name="ce45" office:value-type="float" office:value="45023" calcext:value-type="float">
            <text:p><text:s text:c="3"/>45,023</text:p>
          </table:table-cell>
          <table:table-cell table:style-name="ce56" office:value-type="float" office:value="7777" calcext:value-type="float">
            <text:p><text:s text:c="3"/>7,777</text:p>
          </table:table-cell>
          <table:table-cell table:style-name="ce56" office:value-type="float" office:value="6376" calcext:value-type="float">
            <text:p><text:s text:c="3"/>6,376</text:p>
          </table:table-cell>
          <table:table-cell table:style-name="ce56" office:value-type="float" office:value="226" calcext:value-type="float">
            <text:p><text:s text:c="3"/>226</text:p>
          </table:table-cell>
          <table:table-cell table:style-name="ce56" office:value-type="float" office:value="85" calcext:value-type="float">
            <text:p><text:s text:c="3"/>85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6059" calcext:value-type="float">
            <text:p><text:s text:c="3"/>6,059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1941" calcext:value-type="float">
            <text:p><text:s text:c="3"/>51,941</text:p>
          </table:table-cell>
          <table:table-cell table:style-name="ce45" office:value-type="float" office:value="51093" calcext:value-type="float">
            <text:p><text:s text:c="3"/>51,093</text:p>
          </table:table-cell>
          <table:table-cell table:style-name="ce56" office:value-type="float" office:value="7086" calcext:value-type="float">
            <text:p><text:s text:c="3"/>7,086</text:p>
          </table:table-cell>
          <table:table-cell table:style-name="ce56" office:value-type="float" office:value="3862" calcext:value-type="float">
            <text:p><text:s text:c="3"/>3,862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5]+[.C46]" office:value-type="float" office:value="83493" calcext:value-type="float">
            <text:p><text:s text:c="3"/>83,493</text:p>
          </table:table-cell>
          <table:table-cell table:style-name="ce44" table:formula="of:=[.D45]+[.D46]" office:value-type="float" office:value="80780" calcext:value-type="float">
            <text:p><text:s text:c="3"/>80,780</text:p>
          </table:table-cell>
          <table:table-cell table:style-name="ce44" table:formula="of:=[.E45]+[.E46]" office:value-type="float" office:value="19233" calcext:value-type="float">
            <text:p><text:s text:c="3"/>19,233</text:p>
          </table:table-cell>
          <table:table-cell table:style-name="ce44" table:formula="of:=[.F45]+[.F46]" office:value-type="float" office:value="12260" calcext:value-type="float">
            <text:p><text:s text:c="3"/>12,260</text:p>
          </table:table-cell>
          <table:table-cell table:style-name="ce44" table:formula="of:=[.G45]+[.G46]" office:value-type="float" office:value="495" calcext:value-type="float">
            <text:p><text:s text:c="3"/>495</text:p>
          </table:table-cell>
          <table:table-cell table:style-name="ce44" table:formula="of:=[.H45]+[.H46]" office:value-type="float" office:value="267" calcext:value-type="float">
            <text:p><text:s text:c="3"/>267</text:p>
          </table:table-cell>
          <table:table-cell table:style-name="ce44" table:formula="of:=[.I45]+[.I46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75864" calcext:value-type="float">
            <text:p><text:s text:c="3"/>75,864</text:p>
          </table:table-cell>
          <table:table-cell table:style-name="ce44" table:formula="of:=[.D48]+[.D49]" office:value-type="float" office:value="72880" calcext:value-type="float">
            <text:p><text:s text:c="3"/>72,880</text:p>
          </table:table-cell>
          <table:table-cell table:style-name="ce44" table:formula="of:=[.E48]+[.E49]" office:value-type="float" office:value="19311" calcext:value-type="float">
            <text:p><text:s text:c="3"/>19,311</text:p>
          </table:table-cell>
          <table:table-cell table:style-name="ce44" table:formula="of:=[.F48]+[.F49]" office:value-type="float" office:value="11510" calcext:value-type="float">
            <text:p><text:s text:c="3"/>11,510</text:p>
          </table:table-cell>
          <table:table-cell table:style-name="ce44" table:formula="of:=[.G48]+[.G49]" office:value-type="float" office:value="465" calcext:value-type="float">
            <text:p><text:s text:c="3"/>465</text:p>
          </table:table-cell>
          <table:table-cell table:style-name="ce44" table:formula="of:=[.H48]+[.H49]" office:value-type="float" office:value="216" calcext:value-type="float">
            <text:p><text:s text:c="3"/>216</text:p>
          </table:table-cell>
          <table:table-cell table:style-name="ce44" table:formula="of:=[.I48]+[.I49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77055" calcext:value-type="float">
            <text:p><text:s text:c="3"/>77,055</text:p>
          </table:table-cell>
          <table:table-cell table:style-name="ce44" table:formula="of:=[.D51]+[.D52]" office:value-type="float" office:value="71917" calcext:value-type="float">
            <text:p><text:s text:c="3"/>71,917</text:p>
          </table:table-cell>
          <table:table-cell table:style-name="ce44" table:formula="of:=[.E51]+[.E52]" office:value-type="float" office:value="19353" calcext:value-type="float">
            <text:p><text:s text:c="3"/>19,353</text:p>
          </table:table-cell>
          <table:table-cell table:style-name="ce44" table:formula="of:=[.F51]+[.F52]" office:value-type="float" office:value="11913" calcext:value-type="float">
            <text:p><text:s text:c="3"/>11,913</text:p>
          </table:table-cell>
          <table:table-cell table:style-name="ce44" table:formula="of:=[.G51]+[.G52]" office:value-type="float" office:value="443" calcext:value-type="float">
            <text:p><text:s text:c="3"/>443</text:p>
          </table:table-cell>
          <table:table-cell table:style-name="ce44" table:formula="of:=[.H51]+[.H52]" office:value-type="float" office:value="210" calcext:value-type="float">
            <text:p><text:s text:c="3"/>210</text:p>
          </table:table-cell>
          <table:table-cell table:style-name="ce44" table:formula="of:=[.I51]+[.I52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七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56];[.C59];[.C62];[.C65];[.C68];[.C71];[.C74])" office:value-type="float" office:value="690175" calcext:value-type="float">
            <text:p><text:s text:c="3"/>690,175</text:p>
          </table:table-cell>
          <table:table-cell table:style-name="ce47" table:formula="of:=SUM([.D56];[.D59];[.D62];[.D65];[.D68];[.D71];[.D74])" office:value-type="float" office:value="673891" calcext:value-type="float">
            <text:p><text:s text:c="3"/>673,891</text:p>
          </table:table-cell>
          <table:table-cell table:style-name="ce47" table:formula="of:=SUM([.E56];[.E59];[.E62];[.E65];[.E68];[.E71];[.E74])" office:value-type="float" office:value="111852" calcext:value-type="float">
            <text:p><text:s text:c="3"/>111,852</text:p>
          </table:table-cell>
          <table:table-cell table:style-name="ce47" table:formula="of:=SUM([.F56];[.F59];[.F62];[.F65];[.F68];[.F71];[.F74])" office:value-type="float" office:value="85669" calcext:value-type="float">
            <text:p><text:s text:c="3"/>85,669</text:p>
          </table:table-cell>
          <table:table-cell table:style-name="ce47" table:formula="of:=SUM([.G56];[.G59];[.G62];[.G65];[.G68];[.G71];[.G74])" office:value-type="float" office:value="2952" calcext:value-type="float">
            <text:p><text:s text:c="3"/>2,952</text:p>
          </table:table-cell>
          <table:table-cell table:style-name="ce47" table:formula="of:=SUM([.H56];[.H59];[.H62];[.H65];[.H68];[.H71];[.H74])" office:value-type="float" office:value="1562" calcext:value-type="float">
            <text:p><text:s text:c="3"/>1,562</text:p>
          </table:table-cell>
          <table:table-cell table:style-name="ce47" table:formula="of:=SUM([.I56];[.I59];[.I62];[.I65];[.I68];[.I71];[.I74])" office:value-type="float" office:value="688" calcext:value-type="float">
            <text:p><text:s text:c="3"/>68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57];[.C60];[.C63];[.C66];[.C69];[.C72];[.C75])" office:value-type="float" office:value="307245" calcext:value-type="float">
            <text:p><text:s text:c="3"/>307,245</text:p>
          </table:table-cell>
          <table:table-cell table:style-name="ce41" table:formula="of:=SUM([.D57];[.D60];[.D63];[.D66];[.D69];[.D72];[.D75])" office:value-type="float" office:value="304480" calcext:value-type="float">
            <text:p><text:s text:c="3"/>304,480</text:p>
          </table:table-cell>
          <table:table-cell table:style-name="ce41" table:formula="of:=SUM([.E57];[.E60];[.E63];[.E66];[.E69];[.E72];[.E75])" office:value-type="float" office:value="58678" calcext:value-type="float">
            <text:p><text:s text:c="3"/>58,678</text:p>
          </table:table-cell>
          <table:table-cell table:style-name="ce41" table:formula="of:=SUM([.F57];[.F60];[.F63];[.F66];[.F69];[.F72];[.F75])" office:value-type="float" office:value="52773" calcext:value-type="float">
            <text:p><text:s text:c="3"/>52,773</text:p>
          </table:table-cell>
          <table:table-cell table:style-name="ce41" table:formula="of:=SUM([.G57];[.G60];[.G63];[.G66];[.G69];[.G72];[.G75])" office:value-type="float" office:value="1531" calcext:value-type="float">
            <text:p><text:s text:c="3"/>1,531</text:p>
          </table:table-cell>
          <table:table-cell table:style-name="ce41" table:formula="of:=SUM([.H57];[.H60];[.H63];[.H66];[.H69];[.H72];[.H75])" office:value-type="float" office:value="757" calcext:value-type="float">
            <text:p><text:s text:c="3"/>757</text:p>
          </table:table-cell>
          <table:table-cell table:style-name="ce41" table:formula="of:=SUM([.I57];[.I60];[.I63];[.I66];[.I69];[.I72];[.I75])" office:value-type="float" office:value="379" calcext:value-type="float">
            <text:p><text:s text:c="3"/>379</text:p>
          </table:table-cell>
          <table:table-cell table:style-name="ce41" table:formula="of:=SUM([.J57];[.J60];[.J63];[.J66];[.J69];[.J72];[.J75])" office:value-type="float" office:value="88392" calcext:value-type="float">
            <text:p><text:s text:c="3"/>88,392</text:p>
          </table:table-cell>
          <table:table-cell table:style-name="ce39" table:formula="of:=SUM([.K57];[.K60];[.K63];[.K66];[.K69];[.K72];[.K75])" office:value-type="float" office:value="32296" calcext:value-type="float">
            <text:p><text:s text:c="3"/>32,2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58];[.C61];[.C64];[.C67];[.C70];[.C73];[.C76])" office:value-type="float" office:value="382930" calcext:value-type="float">
            <text:p><text:s text:c="3"/>382,930</text:p>
          </table:table-cell>
          <table:table-cell table:style-name="ce42" table:formula="of:=SUM([.D58];[.D61];[.D64];[.D67];[.D70];[.D73];[.D76])" office:value-type="float" office:value="369411" calcext:value-type="float">
            <text:p><text:s text:c="3"/>369,411</text:p>
          </table:table-cell>
          <table:table-cell table:style-name="ce42" table:formula="of:=SUM([.E58];[.E61];[.E64];[.E67];[.E70];[.E73];[.E76])" office:value-type="float" office:value="53174" calcext:value-type="float">
            <text:p><text:s text:c="3"/>53,174</text:p>
          </table:table-cell>
          <table:table-cell table:style-name="ce42" table:formula="of:=SUM([.F58];[.F61];[.F64];[.F67];[.F70];[.F73];[.F76])" office:value-type="float" office:value="32896" calcext:value-type="float">
            <text:p><text:s text:c="3"/>32,896</text:p>
          </table:table-cell>
          <table:table-cell table:style-name="ce42" table:formula="of:=SUM([.G58];[.G61];[.G64];[.G67];[.G70];[.G73];[.G76])" office:value-type="float" office:value="1421" calcext:value-type="float">
            <text:p><text:s text:c="3"/>1,421</text:p>
          </table:table-cell>
          <table:table-cell table:style-name="ce42" table:formula="of:=SUM([.H58];[.H61];[.H64];[.H67];[.H70];[.H73];[.H76])" office:value-type="float" office:value="805" calcext:value-type="float">
            <text:p><text:s text:c="3"/>805</text:p>
          </table:table-cell>
          <table:table-cell table:style-name="ce42" table:formula="of:=SUM([.I58];[.I61];[.I64];[.I67];[.I70];[.I73];[.I76])" office:value-type="float" office:value="309" calcext:value-type="float">
            <text:p><text:s text:c="3"/>3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86934" calcext:value-type="float">
            <text:p><text:s text:c="3"/>86,934</text:p>
          </table:table-cell>
          <table:table-cell table:style-name="ce44" table:formula="of:=[.D57]+[.D58]" office:value-type="float" office:value="84261" calcext:value-type="float">
            <text:p><text:s text:c="3"/>84,261</text:p>
          </table:table-cell>
          <table:table-cell table:style-name="ce44" table:formula="of:=[.E57]+[.E58]" office:value-type="float" office:value="18323" calcext:value-type="float">
            <text:p><text:s text:c="3"/>18,323</text:p>
          </table:table-cell>
          <table:table-cell table:style-name="ce44" table:formula="of:=[.F57]+[.F58]" office:value-type="float" office:value="12897" calcext:value-type="float">
            <text:p><text:s text:c="3"/>12,897</text:p>
          </table:table-cell>
          <table:table-cell table:style-name="ce44" table:formula="of:=[.G57]+[.G58]" office:value-type="float" office:value="451" calcext:value-type="float">
            <text:p><text:s text:c="3"/>451</text:p>
          </table:table-cell>
          <table:table-cell table:style-name="ce44" table:formula="of:=[.H57]+[.H58]" office:value-type="float" office:value="231" calcext:value-type="float">
            <text:p><text:s text:c="3"/>231</text:p>
          </table:table-cell>
          <table:table-cell table:style-name="ce44" table:formula="of:=[.I57]+[.I58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79900" calcext:value-type="float">
            <text:p><text:s text:c="3"/>79,900</text:p>
          </table:table-cell>
          <table:table-cell table:style-name="ce44" table:formula="of:=[.D60]+[.D61]" office:value-type="float" office:value="75997" calcext:value-type="float">
            <text:p><text:s text:c="3"/>75,997</text:p>
          </table:table-cell>
          <table:table-cell table:style-name="ce44" table:formula="of:=[.E60]+[.E61]" office:value-type="float" office:value="16065" calcext:value-type="float">
            <text:p><text:s text:c="3"/>16,065</text:p>
          </table:table-cell>
          <table:table-cell table:style-name="ce44" table:formula="of:=[.F60]+[.F61]" office:value-type="float" office:value="12805" calcext:value-type="float">
            <text:p><text:s text:c="3"/>12,805</text:p>
          </table:table-cell>
          <table:table-cell table:style-name="ce44" table:formula="of:=[.G60]+[.G61]" office:value-type="float" office:value="407" calcext:value-type="float">
            <text:p><text:s text:c="3"/>407</text:p>
          </table:table-cell>
          <table:table-cell table:style-name="ce44" table:formula="of:=[.H60]+[.H61]" office:value-type="float" office:value="197" calcext:value-type="float">
            <text:p><text:s text:c="3"/>197</text:p>
          </table:table-cell>
          <table:table-cell table:style-name="ce44" table:formula="of:=[.I60]+[.I61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91775" calcext:value-type="float">
            <text:p><text:s text:c="3"/>91,775</text:p>
          </table:table-cell>
          <table:table-cell table:style-name="ce44" table:formula="of:=[.D63]+[.D64]" office:value-type="float" office:value="89333" calcext:value-type="float">
            <text:p><text:s text:c="3"/>89,333</text:p>
          </table:table-cell>
          <table:table-cell table:style-name="ce44" table:formula="of:=[.E63]+[.E64]" office:value-type="float" office:value="16114" calcext:value-type="float">
            <text:p><text:s text:c="3"/>16,114</text:p>
          </table:table-cell>
          <table:table-cell table:style-name="ce44" table:formula="of:=[.F63]+[.F64]" office:value-type="float" office:value="13378" calcext:value-type="float">
            <text:p><text:s text:c="3"/>13,378</text:p>
          </table:table-cell>
          <table:table-cell table:style-name="ce44" table:formula="of:=[.G63]+[.G64]" office:value-type="float" office:value="436" calcext:value-type="float">
            <text:p><text:s text:c="3"/>436</text:p>
          </table:table-cell>
          <table:table-cell table:style-name="ce44" table:formula="of:=[.H63]+[.H64]" office:value-type="float" office:value="174" calcext:value-type="float">
            <text:p><text:s text:c="3"/>174</text:p>
          </table:table-cell>
          <table:table-cell table:style-name="ce44" table:formula="of:=[.I63]+[.I64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105190" calcext:value-type="float">
            <text:p><text:s text:c="3"/>105,190</text:p>
          </table:table-cell>
          <table:table-cell table:style-name="ce44" table:formula="of:=[.D66]+[.D67]" office:value-type="float" office:value="104058" calcext:value-type="float">
            <text:p><text:s text:c="3"/>104,058</text:p>
          </table:table-cell>
          <table:table-cell table:style-name="ce44" table:formula="of:=[.E66]+[.E67]" office:value-type="float" office:value="15549" calcext:value-type="float">
            <text:p><text:s text:c="3"/>15,549</text:p>
          </table:table-cell>
          <table:table-cell table:style-name="ce44" table:formula="of:=[.F66]+[.F67]" office:value-type="float" office:value="12195" calcext:value-type="float">
            <text:p><text:s text:c="3"/>12,195</text:p>
          </table:table-cell>
          <table:table-cell table:style-name="ce44" table:formula="of:=[.G66]+[.G67]" office:value-type="float" office:value="456" calcext:value-type="float">
            <text:p><text:s text:c="3"/>456</text:p>
          </table:table-cell>
          <table:table-cell table:style-name="ce44" table:formula="of:=[.H66]+[.H67]" office:value-type="float" office:value="239" calcext:value-type="float">
            <text:p><text:s text:c="3"/>239</text:p>
          </table:table-cell>
          <table:table-cell table:style-name="ce44" table:formula="of:=[.I66]+[.I67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112005" calcext:value-type="float">
            <text:p><text:s text:c="3"/>112,005</text:p>
          </table:table-cell>
          <table:table-cell table:style-name="ce44" table:formula="of:=[.D69]+[.D70]" office:value-type="float" office:value="110578" calcext:value-type="float">
            <text:p><text:s text:c="3"/>110,578</text:p>
          </table:table-cell>
          <table:table-cell table:style-name="ce44" table:formula="of:=[.E69]+[.E70]" office:value-type="float" office:value="15309" calcext:value-type="float">
            <text:p><text:s text:c="3"/>15,309</text:p>
          </table:table-cell>
          <table:table-cell table:style-name="ce44" table:formula="of:=[.F69]+[.F70]" office:value-type="float" office:value="11594" calcext:value-type="float">
            <text:p><text:s text:c="3"/>11,594</text:p>
          </table:table-cell>
          <table:table-cell table:style-name="ce44" table:formula="of:=[.G69]+[.G70]" office:value-type="float" office:value="413" calcext:value-type="float">
            <text:p><text:s text:c="3"/>413</text:p>
          </table:table-cell>
          <table:table-cell table:style-name="ce44" table:formula="of:=[.H69]+[.H70]" office:value-type="float" office:value="213" calcext:value-type="float">
            <text:p><text:s text:c="3"/>213</text:p>
          </table:table-cell>
          <table:table-cell table:style-name="ce44" table:formula="of:=[.I69]+[.I70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109144" calcext:value-type="float">
            <text:p><text:s text:c="3"/>109,144</text:p>
          </table:table-cell>
          <table:table-cell table:style-name="ce44" table:formula="of:=[.D72]+[.D73]" office:value-type="float" office:value="106635" calcext:value-type="float">
            <text:p><text:s text:c="3"/>106,635</text:p>
          </table:table-cell>
          <table:table-cell table:style-name="ce44" table:formula="of:=[.E72]+[.E73]" office:value-type="float" office:value="14429" calcext:value-type="float">
            <text:p><text:s text:c="3"/>14,429</text:p>
          </table:table-cell>
          <table:table-cell table:style-name="ce44" table:formula="of:=[.F72]+[.F73]" office:value-type="float" office:value="11104" calcext:value-type="float">
            <text:p><text:s text:c="3"/>11,104</text:p>
          </table:table-cell>
          <table:table-cell table:style-name="ce44" table:formula="of:=[.G72]+[.G73]" office:value-type="float" office:value="399" calcext:value-type="float">
            <text:p><text:s text:c="3"/>399</text:p>
          </table:table-cell>
          <table:table-cell table:style-name="ce44" table:formula="of:=[.H72]+[.H73]" office:value-type="float" office:value="250" calcext:value-type="float">
            <text:p><text:s text:c="3"/>250</text:p>
          </table:table-cell>
          <table:table-cell table:style-name="ce44" table:formula="of:=[.I72]+[.I73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105227" calcext:value-type="float">
            <text:p><text:s text:c="3"/>105,227</text:p>
          </table:table-cell>
          <table:table-cell table:style-name="ce44" table:formula="of:=[.D75]+[.D76]" office:value-type="float" office:value="103029" calcext:value-type="float">
            <text:p><text:s text:c="3"/>103,029</text:p>
          </table:table-cell>
          <table:table-cell table:style-name="ce44" table:formula="of:=[.E75]+[.E76]" office:value-type="float" office:value="16063" calcext:value-type="float">
            <text:p><text:s text:c="3"/>16,063</text:p>
          </table:table-cell>
          <table:table-cell table:style-name="ce44" table:formula="of:=[.F75]+[.F76]" office:value-type="float" office:value="11696" calcext:value-type="float">
            <text:p><text:s text:c="3"/>11,696</text:p>
          </table:table-cell>
          <table:table-cell table:style-name="ce44" table:formula="of:=[.G75]+[.G76]" office:value-type="float" office:value="390" calcext:value-type="float">
            <text:p><text:s text:c="3"/>390</text:p>
          </table:table-cell>
          <table:table-cell table:style-name="ce44" table:formula="of:=[.H75]+[.H76]" office:value-type="float" office:value="258" calcext:value-type="float">
            <text:p><text:s text:c="3"/>258</text:p>
          </table:table-cell>
          <table:table-cell table:style-name="ce44" table:formula="of:=[.I75]+[.I76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628" calcext:value-type="float">
            <text:p><text:s text:c="3"/>47,628</text:p>
          </table:table-cell>
          <table:table-cell table:style-name="ce45" office:value-type="float" office:value="47378" calcext:value-type="float">
            <text:p><text:s text:c="3"/>47,378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56" office:value-type="float" office:value="7158" calcext:value-type="float">
            <text:p><text:s text:c="3"/>7,158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9270" calcext:value-type="float">
            <text:p><text:s text:c="3"/>9,270</text:p>
          </table:table-cell>
          <table:table-cell table:style-name="ce56" office:value-type="float" office:value="4958" calcext:value-type="float">
            <text:p><text:s text:c="3"/>4,95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599" calcext:value-type="float">
            <text:p><text:s text:c="3"/>57,599</text:p>
          </table:table-cell>
          <table:table-cell table:style-name="ce45" office:value-type="float" office:value="55651" calcext:value-type="float">
            <text:p><text:s text:c="3"/>55,651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56" office:value-type="float" office:value="4538" calcext:value-type="float">
            <text:p><text:s text:c="3"/>4,538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-3.21996173938636" calcext:value-type="float">
            <text:p><text:s text:c="3"/>－3.22</text:p>
          </table:table-cell>
          <table:table-cell table:style-name="ce48" table:formula="of:=([.D74]-[.D35])/[.D35]*100" office:value-type="float" office:value="-1.12380038387716" calcext:value-type="float">
            <text:p><text:s text:c="3"/>－1.12</text:p>
          </table:table-cell>
          <table:table-cell table:style-name="ce48" table:formula="of:=([.E74]-[.E35])/[.E35]*100" office:value-type="float" office:value="-4.02700603453427" calcext:value-type="float">
            <text:p><text:s text:c="3"/>－4.03</text:p>
          </table:table-cell>
          <table:table-cell table:style-name="ce48" table:formula="of:=([.F74]-[.F35])/[.F35]*100" office:value-type="float" office:value="-1.46588037068239" calcext:value-type="float">
            <text:p><text:s text:c="3"/>－1.47</text:p>
          </table:table-cell>
          <table:table-cell table:style-name="ce48" table:formula="of:=([.G74]-[.G35])/[.G35]*100" office:value-type="float" office:value="-16.4882226980728" calcext:value-type="float">
            <text:p><text:s text:c="3"/>－16.49</text:p>
          </table:table-cell>
          <table:table-cell table:style-name="ce48" table:formula="of:=([.H74]-[.H35])/[.H35]*100" office:value-type="float" office:value="24.6376811594203" calcext:value-type="float">
            <text:p><text:s/>24.64</text:p>
          </table:table-cell>
          <table:table-cell table:style-name="ce48" table:formula="of:=([.I74]-[.I35])/[.I35]*100" office:value-type="float" office:value="26.25" calcext:value-type="float">
            <text:p><text:s/>26.25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-3.02166476624857" calcext:value-type="float">
            <text:p><text:s text:c="3"/>－3.02</text:p>
          </table:table-cell>
          <table:table-cell table:style-name="ce49" table:formula="of:=([.D75]-[.D36])/[.D36]*100" office:value-type="float" office:value="-1.49694373986444" calcext:value-type="float">
            <text:p><text:s text:c="3"/>－1.50</text:p>
          </table:table-cell>
          <table:table-cell table:style-name="ce49" table:formula="of:=([.E75]-[.E36])/[.E36]*100" office:value-type="float" office:value="-2.95674183156926" calcext:value-type="float">
            <text:p><text:s text:c="3"/>－2.96</text:p>
          </table:table-cell>
          <table:table-cell table:style-name="ce49" table:formula="of:=([.F75]-[.F36])/[.F36]*100" office:value-type="float" office:value="-1.9048924215431" calcext:value-type="float">
            <text:p><text:s text:c="3"/>－1.90</text:p>
          </table:table-cell>
          <table:table-cell table:style-name="ce49" table:formula="of:=([.G75]-[.G36])/[.G36]*100" office:value-type="float" office:value="-4.46428571428571" calcext:value-type="float">
            <text:p><text:s text:c="3"/>－4.46</text:p>
          </table:table-cell>
          <table:table-cell table:style-name="ce49" table:formula="of:=([.H75]-[.H36])/[.H36]*100" office:value-type="float" office:value="14.8514851485149" calcext:value-type="float">
            <text:p><text:s/>14.85</text:p>
          </table:table-cell>
          <table:table-cell table:style-name="ce49" table:formula="of:=([.I75]-[.I36])/[.I36]*100" office:value-type="float" office:value="21.1538461538462" calcext:value-type="float">
            <text:p><text:s/>21.15</text:p>
          </table:table-cell>
          <table:table-cell table:style-name="ce49" table:formula="of:=([.J75]-[.J36])/[.J36]*100" office:value-type="float" office:value="-16.7564655172414" calcext:value-type="float">
            <text:p><text:s text:c="3"/>－16.76</text:p>
          </table:table-cell>
          <table:table-cell table:style-name="ce81" table:formula="of:=([.K75]-[.K36])/[.K36]*100" office:value-type="float" office:value="-9.1109074243813" calcext:value-type="float">
            <text:p><text:s text:c="3"/>－9.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-3.38331991411702" calcext:value-type="float">
            <text:p><text:s text:c="3"/>－3.38</text:p>
          </table:table-cell>
          <table:table-cell table:style-name="ce50" table:formula="of:=([.D76]-[.D37])/[.D37]*100" office:value-type="float" office:value="-0.803892909343695" calcext:value-type="float">
            <text:p><text:s text:c="3"/>－0.80</text:p>
          </table:table-cell>
          <table:table-cell table:style-name="ce50" table:formula="of:=([.E76]-[.E37])/[.E37]*100" office:value-type="float" office:value="-5.183343691734" calcext:value-type="float">
            <text:p><text:s text:c="3"/>－5.18</text:p>
          </table:table-cell>
          <table:table-cell table:style-name="ce50" table:formula="of:=([.F76]-[.F37])/[.F37]*100" office:value-type="float" office:value="-0.765361906844522" calcext:value-type="float">
            <text:p><text:s text:c="3"/>－0.77</text:p>
          </table:table-cell>
          <table:table-cell table:style-name="ce50" table:formula="of:=([.G76]-[.G37])/[.G37]*100" office:value-type="float" office:value="-27.5720164609053" calcext:value-type="float">
            <text:p><text:s text:c="3"/>－27.57</text:p>
          </table:table-cell>
          <table:table-cell table:style-name="ce50" table:formula="of:=([.H76]-[.H37])/[.H37]*100" office:value-type="float" office:value="33.9622641509434" calcext:value-type="float">
            <text:p><text:s/>33.96</text:p>
          </table:table-cell>
          <table:table-cell table:style-name="ce50" table:formula="of:=([.I76]-[.I37])/[.I37]*100" office:value-type="float" office:value="35.7142857142857" calcext:value-type="float">
            <text:p><text:s/>35.71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-3.58883676610716" calcext:value-type="float">
            <text:p><text:s text:c="3"/>－3.59</text:p>
          </table:table-cell>
          <table:table-cell table:style-name="ce51" table:formula="of:=([.D74]-[.D71])/[.D71]*100" office:value-type="float" office:value="-3.38162892108595" calcext:value-type="float">
            <text:p><text:s text:c="3"/>－3.38</text:p>
          </table:table-cell>
          <table:table-cell table:style-name="ce51" table:formula="of:=([.E74]-[.E71])/[.E71]*100" office:value-type="float" office:value="11.3244161064523" calcext:value-type="float">
            <text:p><text:s/>11.32</text:p>
          </table:table-cell>
          <table:table-cell table:style-name="ce51" table:formula="of:=([.F74]-[.F71])/[.F71]*100" office:value-type="float" office:value="5.3314121037464" calcext:value-type="float">
            <text:p><text:s/>5.33</text:p>
          </table:table-cell>
          <table:table-cell table:style-name="ce51" table:formula="of:=([.G74]-[.G71])/[.G71]*100" office:value-type="float" office:value="-2.25563909774436" calcext:value-type="float">
            <text:p><text:s text:c="3"/>－2.26</text:p>
          </table:table-cell>
          <table:table-cell table:style-name="ce51" table:formula="of:=([.H74]-[.H71])/[.H71]*100" office:value-type="float" office:value="3.2" calcext:value-type="float">
            <text:p><text:s/>3.20</text:p>
          </table:table-cell>
          <table:table-cell table:style-name="ce51" table:formula="of:=([.I74]-[.I71])/[.I71]*100" office:value-type="float" office:value="7.4468085106383" calcext:value-type="float">
            <text:p><text:s/>7.4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-2.33559579223655" calcext:value-type="float">
            <text:p><text:s text:c="3"/>－2.34</text:p>
          </table:table-cell>
          <table:table-cell table:style-name="ce49" table:formula="of:=([.D75]-[.D72])/[.D72]*100" office:value-type="float" office:value="-2.17826688414924" calcext:value-type="float">
            <text:p><text:s text:c="3"/>－2.18</text:p>
          </table:table-cell>
          <table:table-cell table:style-name="ce49" table:formula="of:=([.E75]-[.E72])/[.E72]*100" office:value-type="float" office:value="11.7958913187541" calcext:value-type="float">
            <text:p><text:s/>11.80</text:p>
          </table:table-cell>
          <table:table-cell table:style-name="ce49" table:formula="of:=([.F75]-[.F72])/[.F72]*100" office:value-type="float" office:value="4.97140343158821" calcext:value-type="float">
            <text:p><text:s/>4.97</text:p>
          </table:table-cell>
          <table:table-cell table:style-name="ce49" table:formula="of:=([.G75]-[.G72])/[.G72]*100" office:value-type="float" office:value="13.2275132275132" calcext:value-type="float">
            <text:p><text:s/>13.23</text:p>
          </table:table-cell>
          <table:table-cell table:style-name="ce49" table:formula="of:=([.H75]-[.H72])/[.H72]*100" office:value-type="float" office:value="-9.375" calcext:value-type="float">
            <text:p><text:s text:c="3"/>－9.38</text:p>
          </table:table-cell>
          <table:table-cell table:style-name="ce49" table:formula="of:=([.I75]-[.I72])/[.I72]*100" office:value-type="float" office:value="14.5454545454545" calcext:value-type="float">
            <text:p><text:s/>14.55</text:p>
          </table:table-cell>
          <table:table-cell table:style-name="ce49" table:formula="of:=([.J75]-[.J72])/[.J72]*100" office:value-type="float" office:value="-25.3442860594346" calcext:value-type="float">
            <text:p><text:s text:c="3"/>－25.34</text:p>
          </table:table-cell>
          <table:table-cell table:style-name="ce81" table:formula="of:=([.K75]-[.K72])/[.K72]*100" office:value-type="float" office:value="5.28774686770015" calcext:value-type="float">
            <text:p><text:s/>5.2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-4.6010898189708" calcext:value-type="float">
            <text:p><text:s text:c="3"/>－4.60</text:p>
          </table:table-cell>
          <table:table-cell table:style-name="ce50" table:formula="of:=([.D76]-[.D73])/[.D73]*100" office:value-type="float" office:value="-4.38301089309646" calcext:value-type="float">
            <text:p><text:s text:c="3"/>－4.38</text:p>
          </table:table-cell>
          <table:table-cell table:style-name="ce50" table:formula="of:=([.E76]-[.E73])/[.E73]*100" office:value-type="float" office:value="10.807669959326" calcext:value-type="float">
            <text:p><text:s/>10.81</text:p>
          </table:table-cell>
          <table:table-cell table:style-name="ce50" table:formula="of:=([.F76]-[.F73])/[.F73]*100" office:value-type="float" office:value="5.90431738623104" calcext:value-type="float">
            <text:p><text:s/>5.90</text:p>
          </table:table-cell>
          <table:table-cell table:style-name="ce50" table:formula="of:=([.G76]-[.G73])/[.G73]*100" office:value-type="float" office:value="-16.1904761904762" calcext:value-type="float">
            <text:p><text:s text:c="3"/>－16.19</text:p>
          </table:table-cell>
          <table:table-cell table:style-name="ce50" table:formula="of:=([.H76]-[.H73])/[.H73]*100" office:value-type="float" office:value="16.3934426229508" calcext:value-type="float">
            <text:p><text:s/>16.39</text:p>
          </table:table-cell>
          <table:table-cell table:style-name="ce50" table:formula="of:=([.I76]-[.I73])/[.I73]*100" office:value-type="float" office:value="-2.56410256410256" calcext:value-type="float">
            <text:p><text:s text:c="3"/>－2.5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7 月 份" calcext:value-type="string" table:number-columns-spanned="11" table:number-rows-spanned="1">
              <text:p><text:s/>中 華 民 國 97 年 7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105227" calcext:value-type="float">
            <text:p><text:s text:c="3"/>105,227</text:p>
          </table:table-cell>
          <table:table-cell table:style-name="ce54" table:formula="of:=[.D6]+[.D7]" office:value-type="float" office:value="103029" calcext:value-type="float">
            <text:p><text:s text:c="3"/>103,029</text:p>
          </table:table-cell>
          <table:table-cell table:style-name="ce54" table:formula="of:=[.E6]+[.E7]" office:value-type="float" office:value="16063" calcext:value-type="float">
            <text:p><text:s text:c="3"/>16,063</text:p>
          </table:table-cell>
          <table:table-cell table:style-name="ce54" table:formula="of:=[.F6]+[.F7]" office:value-type="float" office:value="11696" calcext:value-type="float">
            <text:p><text:s text:c="3"/>11,696</text:p>
          </table:table-cell>
          <table:table-cell table:style-name="ce54" table:formula="of:=[.G6]+[.G7]" office:value-type="float" office:value="390" calcext:value-type="float">
            <text:p><text:s text:c="3"/>390</text:p>
          </table:table-cell>
          <table:table-cell table:style-name="ce54" table:formula="of:=[.H6]+[.H7]" office:value-type="float" office:value="258" calcext:value-type="float">
            <text:p><text:s text:c="3"/>258</text:p>
          </table:table-cell>
          <table:table-cell table:style-name="ce54" table:formula="of:=[.I6]+[.I7]" office:value-type="float" office:value="101" calcext:value-type="float">
            <text:p><text:s text:c="3"/>10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47628" calcext:value-type="float">
            <text:p><text:s text:c="3"/>47,628</text:p>
          </table:table-cell>
          <table:table-cell table:style-name="ce54" table:formula="of:=[.D9]+[.D84]" office:value-type="float" office:value="47378" calcext:value-type="float">
            <text:p><text:s text:c="3"/>47,378</text:p>
          </table:table-cell>
          <table:table-cell table:style-name="ce54" table:formula="of:=[.E9]+[.E84]" office:value-type="float" office:value="8435" calcext:value-type="float">
            <text:p><text:s text:c="3"/>8,435</text:p>
          </table:table-cell>
          <table:table-cell table:style-name="ce54" table:formula="of:=[.F9]+[.F84]" office:value-type="float" office:value="7158" calcext:value-type="float">
            <text:p><text:s text:c="3"/>7,158</text:p>
          </table:table-cell>
          <table:table-cell table:style-name="ce54" table:formula="of:=[.G9]+[.G84]" office:value-type="float" office:value="214" calcext:value-type="float">
            <text:p><text:s text:c="3"/>214</text:p>
          </table:table-cell>
          <table:table-cell table:style-name="ce54" table:formula="of:=[.H9]+[.H84]" office:value-type="float" office:value="116" calcext:value-type="float">
            <text:p><text:s text:c="3"/>116</text:p>
          </table:table-cell>
          <table:table-cell table:style-name="ce54" table:formula="of:=[.I9]+[.I84]" office:value-type="float" office:value="63" calcext:value-type="float">
            <text:p><text:s text:c="3"/>63</text:p>
          </table:table-cell>
          <table:table-cell table:style-name="ce54" table:formula="of:=[.J9]+[.J84]" office:value-type="float" office:value="9270" calcext:value-type="float">
            <text:p><text:s text:c="3"/>9,270</text:p>
          </table:table-cell>
          <table:table-cell table:style-name="ce54" table:formula="of:=[.K9]+[.K84]" office:value-type="float" office:value="4958" calcext:value-type="float">
            <text:p><text:s text:c="3"/>4,958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7599" calcext:value-type="float">
            <text:p><text:s text:c="3"/>57,599</text:p>
          </table:table-cell>
          <table:table-cell table:style-name="ce66" table:formula="of:=[.D10]+[.D85]" office:value-type="float" office:value="55651" calcext:value-type="float">
            <text:p><text:s text:c="3"/>55,651</text:p>
          </table:table-cell>
          <table:table-cell table:style-name="ce66" table:formula="of:=[.E10]+[.E85]" office:value-type="float" office:value="7628" calcext:value-type="float">
            <text:p><text:s text:c="3"/>7,628</text:p>
          </table:table-cell>
          <table:table-cell table:style-name="ce66" table:formula="of:=[.F10]+[.F85]" office:value-type="float" office:value="4538" calcext:value-type="float">
            <text:p><text:s text:c="3"/>4,538</text:p>
          </table:table-cell>
          <table:table-cell table:style-name="ce66" table:formula="of:=[.G10]+[.G85]" office:value-type="float" office:value="176" calcext:value-type="float">
            <text:p><text:s text:c="3"/>176</text:p>
          </table:table-cell>
          <table:table-cell table:style-name="ce66" table:formula="of:=[.H10]+[.H85]" office:value-type="float" office:value="142" calcext:value-type="float">
            <text:p><text:s text:c="3"/>142</text:p>
          </table:table-cell>
          <table:table-cell table:style-name="ce66" table:formula="of:=[.I10]+[.I85]" office:value-type="float" office:value="38" calcext:value-type="float">
            <text:p><text:s text:c="3"/>3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104641" calcext:value-type="float">
            <text:p><text:s text:c="3"/>104,641</text:p>
          </table:table-cell>
          <table:table-cell table:style-name="ce54" table:formula="of:=[.D9]+[.D10]" office:value-type="float" office:value="102430" calcext:value-type="float">
            <text:p><text:s text:c="3"/>102,430</text:p>
          </table:table-cell>
          <table:table-cell table:style-name="ce54" table:formula="of:=[.E9]+[.E10]" office:value-type="float" office:value="15973" calcext:value-type="float">
            <text:p><text:s text:c="3"/>15,973</text:p>
          </table:table-cell>
          <table:table-cell table:style-name="ce54" table:formula="of:=[.F9]+[.F10]" office:value-type="float" office:value="11666" calcext:value-type="float">
            <text:p><text:s text:c="3"/>11,666</text:p>
          </table:table-cell>
          <table:table-cell table:style-name="ce54" table:formula="of:=[.G9]+[.G10]" office:value-type="float" office:value="389" calcext:value-type="float">
            <text:p><text:s text:c="3"/>389</text:p>
          </table:table-cell>
          <table:table-cell table:style-name="ce54" table:formula="of:=[.H9]+[.H10]" office:value-type="float" office:value="257" calcext:value-type="float">
            <text:p><text:s text:c="3"/>257</text:p>
          </table:table-cell>
          <table:table-cell table:style-name="ce54" table:formula="of:=[.I9]+[.I10]" office:value-type="float" office:value="101" calcext:value-type="float">
            <text:p><text:s text:c="3"/>101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47329" calcext:value-type="float">
            <text:p><text:s text:c="3"/>47,329</text:p>
          </table:table-cell>
          <table:table-cell table:style-name="ce54" table:formula="of:=[.D12]+[.D78]+[.D81]" office:value-type="float" office:value="47024" calcext:value-type="float">
            <text:p><text:s text:c="3"/>47,024</text:p>
          </table:table-cell>
          <table:table-cell table:style-name="ce54" table:formula="of:=[.E12]+[.E78]+[.E81]" office:value-type="float" office:value="8396" calcext:value-type="float">
            <text:p><text:s text:c="3"/>8,396</text:p>
          </table:table-cell>
          <table:table-cell table:style-name="ce54" table:formula="of:=[.F12]+[.F78]+[.F81]" office:value-type="float" office:value="7140" calcext:value-type="float">
            <text:p><text:s text:c="3"/>7,140</text:p>
          </table:table-cell>
          <table:table-cell table:style-name="ce54" table:formula="of:=[.G12]+[.G78]+[.G81]" office:value-type="float" office:value="214" calcext:value-type="float">
            <text:p><text:s text:c="3"/>214</text:p>
          </table:table-cell>
          <table:table-cell table:style-name="ce54" table:formula="of:=[.H12]+[.H78]+[.H81]" office:value-type="float" office:value="115" calcext:value-type="float">
            <text:p><text:s text:c="3"/>115</text:p>
          </table:table-cell>
          <table:table-cell table:style-name="ce54" table:formula="of:=[.I12]+[.I78]+[.I81]" office:value-type="float" office:value="63" calcext:value-type="float">
            <text:p><text:s text:c="3"/>63</text:p>
          </table:table-cell>
          <table:table-cell table:style-name="ce54" table:formula="of:=[.J12]+[.J78]+[.J81]" office:value-type="float" office:value="9227" calcext:value-type="float">
            <text:p><text:s text:c="3"/>9,227</text:p>
          </table:table-cell>
          <table:table-cell table:style-name="ce54" table:formula="of:=[.K12]+[.K78]+[.K81]" office:value-type="float" office:value="4942" calcext:value-type="float">
            <text:p><text:s text:c="3"/>4,942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57312" calcext:value-type="float">
            <text:p><text:s text:c="3"/>57,312</text:p>
          </table:table-cell>
          <table:table-cell table:style-name="ce66" table:formula="of:=[.D13]+[.D79]+[.D82]" office:value-type="float" office:value="55406" calcext:value-type="float">
            <text:p><text:s text:c="3"/>55,406</text:p>
          </table:table-cell>
          <table:table-cell table:style-name="ce66" table:formula="of:=[.E13]+[.E79]+[.E82]" office:value-type="float" office:value="7577" calcext:value-type="float">
            <text:p><text:s text:c="3"/>7,577</text:p>
          </table:table-cell>
          <table:table-cell table:style-name="ce66" table:formula="of:=[.F13]+[.F79]+[.F82]" office:value-type="float" office:value="4526" calcext:value-type="float">
            <text:p><text:s text:c="3"/>4,526</text:p>
          </table:table-cell>
          <table:table-cell table:style-name="ce66" table:formula="of:=[.G13]+[.G79]+[.G82]" office:value-type="float" office:value="175" calcext:value-type="float">
            <text:p><text:s text:c="3"/>175</text:p>
          </table:table-cell>
          <table:table-cell table:style-name="ce66" table:formula="of:=[.H13]+[.H79]+[.H82]" office:value-type="float" office:value="142" calcext:value-type="float">
            <text:p><text:s text:c="3"/>142</text:p>
          </table:table-cell>
          <table:table-cell table:style-name="ce66" table:formula="of:=[.I13]+[.I79]+[.I82]" office:value-type="float" office:value="38" calcext:value-type="float">
            <text:p><text:s text:c="3"/>38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80786" calcext:value-type="float">
            <text:p><text:s text:c="3"/>80,786</text:p>
          </table:table-cell>
          <table:table-cell table:style-name="ce54" table:formula="of:=[.D12]+[.D13]" office:value-type="float" office:value="76904" calcext:value-type="float">
            <text:p><text:s text:c="3"/>76,904</text:p>
          </table:table-cell>
          <table:table-cell table:style-name="ce54" table:formula="of:=[.E12]+[.E13]" office:value-type="float" office:value="13422" calcext:value-type="float">
            <text:p><text:s text:c="3"/>13,422</text:p>
          </table:table-cell>
          <table:table-cell table:style-name="ce54" table:formula="of:=[.F12]+[.F13]" office:value-type="float" office:value="9626" calcext:value-type="float">
            <text:p><text:s text:c="3"/>9,626</text:p>
          </table:table-cell>
          <table:table-cell table:style-name="ce54" table:formula="of:=[.G12]+[.G13]" office:value-type="float" office:value="337" calcext:value-type="float">
            <text:p><text:s text:c="3"/>337</text:p>
          </table:table-cell>
          <table:table-cell table:style-name="ce54" table:formula="of:=[.H12]+[.H13]" office:value-type="float" office:value="192" calcext:value-type="float">
            <text:p><text:s text:c="3"/>192</text:p>
          </table:table-cell>
          <table:table-cell table:style-name="ce54" table:formula="of:=[.I12]+[.I13]" office:value-type="float" office:value="85" calcext:value-type="float">
            <text:p><text:s text:c="3"/>85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6560" calcext:value-type="float">
            <text:p><text:s text:c="3"/>36,560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35203" calcext:value-type="float">
            <text:p><text:s text:c="3"/>35,203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7088" calcext:value-type="float">
            <text:p><text:s text:c="3"/>7,088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5920" calcext:value-type="float">
            <text:p><text:s text:c="3"/>5,920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89" calcext:value-type="float">
            <text:p><text:s text:c="3"/>189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94" calcext:value-type="float">
            <text:p><text:s text:c="3"/>94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53" calcext:value-type="float">
            <text:p><text:s text:c="3"/>53</text:p>
          </table:table-cell>
          <table:table-cell table:style-name="ce54" table:formula="of:=SUM([.J15:.J75])" office:value-type="float" office:value="7524" calcext:value-type="float">
            <text:p><text:s text:c="3"/>7,524</text:p>
          </table:table-cell>
          <table:table-cell table:style-name="ce54" table:formula="of:=SUM([.K15:.K75])" office:value-type="float" office:value="4045" calcext:value-type="float">
            <text:p><text:s text:c="3"/>4,045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44226" calcext:value-type="float">
            <text:p><text:s text:c="3"/>44,226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41701" calcext:value-type="float">
            <text:p><text:s text:c="3"/>41,701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6334" calcext:value-type="float">
            <text:p><text:s text:c="3"/>6,334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706" calcext:value-type="float">
            <text:p><text:s text:c="3"/>3,706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48" calcext:value-type="float">
            <text:p><text:s text:c="3"/>148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98" calcext:value-type="float">
            <text:p><text:s text:c="3"/>98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2" calcext:value-type="float">
            <text:p><text:s text:c="3"/>32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140" calcext:value-type="float">
            <text:p><text:s text:c="3"/>20,140</text:p>
          </table:table-cell>
          <table:table-cell table:style-name="ce56" office:value-type="float" office:value="17681" calcext:value-type="float">
            <text:p><text:s text:c="3"/>17,681</text:p>
          </table:table-cell>
          <table:table-cell table:style-name="ce56" office:value-type="float" office:value="2735" calcext:value-type="float">
            <text:p><text:s text:c="3"/>2,735</text:p>
          </table:table-cell>
          <table:table-cell table:style-name="ce105" office:value-type="float" office:value="1453" calcext:value-type="float">
            <text:p><text:s text:c="3"/>1,453</text:p>
          </table:table-cell>
          <table:table-cell table:style-name="ce105" office:value-type="float" office:value="56" calcext:value-type="float">
            <text:p><text:s text:c="3"/>56</text:p>
          </table:table-cell>
          <table:table-cell table:style-name="ce105" office:value-type="float" office:value="42" calcext:value-type="float">
            <text:p><text:s text:c="3"/>42</text:p>
          </table:table-cell>
          <table:table-cell table:style-name="ce105" office:value-type="float" office:value="19" calcext:value-type="float">
            <text:p><text:s text:c="3"/>1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111" calcext:value-type="float">
            <text:p><text:s text:c="3"/>9,111</text:p>
          </table:table-cell>
          <table:table-cell table:style-name="ce45" office:value-type="float" office:value="8107" calcext:value-type="float">
            <text:p><text:s text:c="3"/>8,107</text:p>
          </table:table-cell>
          <table:table-cell table:style-name="ce56" office:value-type="float" office:value="1457" calcext:value-type="float">
            <text:p><text:s text:c="3"/>1,457</text:p>
          </table:table-cell>
          <table:table-cell table:style-name="ce106" office:value-type="float" office:value="916" calcext:value-type="float">
            <text:p><text:s text:c="3"/>916</text:p>
          </table:table-cell>
          <table:table-cell table:style-name="ce106" office:value-type="float" office:value="27" calcext:value-type="float">
            <text:p><text:s text:c="3"/>27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1828" calcext:value-type="float">
            <text:p><text:s text:c="3"/>1,828</text:p>
          </table:table-cell>
          <table:table-cell table:style-name="ce56" office:value-type="float" office:value="939" calcext:value-type="float">
            <text:p><text:s text:c="3"/>93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029" calcext:value-type="float">
            <text:p><text:s text:c="3"/>11,029</text:p>
          </table:table-cell>
          <table:table-cell table:style-name="ce102" office:value-type="float" office:value="9574" calcext:value-type="float">
            <text:p><text:s text:c="3"/>9,574</text:p>
          </table:table-cell>
          <table:table-cell table:style-name="ce104" office:value-type="float" office:value="1278" calcext:value-type="float">
            <text:p><text:s text:c="3"/>1,278</text:p>
          </table:table-cell>
          <table:table-cell table:style-name="ce104" office:value-type="float" office:value="537" calcext:value-type="float">
            <text:p><text:s text:c="3"/>537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39" calcext:value-type="float">
            <text:p><text:s text:c="3"/>2,039</text:p>
          </table:table-cell>
          <table:table-cell table:style-name="ce56" office:value-type="float" office:value="2007" calcext:value-type="float">
            <text:p><text:s text:c="3"/>2,007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105" office:value-type="float" office:value="264" calcext:value-type="float">
            <text:p><text:s text:c="3"/>264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62" calcext:value-type="float">
            <text:p><text:s text:c="3"/>862</text:p>
          </table:table-cell>
          <table:table-cell table:style-name="ce45" office:value-type="float" office:value="864" calcext:value-type="float">
            <text:p><text:s text:c="3"/>864</text:p>
          </table:table-cell>
          <table:table-cell table:style-name="ce56" office:value-type="float" office:value="141" calcext:value-type="float">
            <text:p><text:s text:c="3"/>141</text:p>
          </table:table-cell>
          <table:table-cell table:style-name="ce106" office:value-type="float" office:value="180" calcext:value-type="float">
            <text:p><text:s text:c="3"/>180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201" calcext:value-type="float">
            <text:p><text:s text:c="3"/>201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77" calcext:value-type="float">
            <text:p><text:s text:c="3"/>1,177</text:p>
          </table:table-cell>
          <table:table-cell table:style-name="ce102" office:value-type="float" office:value="1143" calcext:value-type="float">
            <text:p><text:s text:c="3"/>1,143</text:p>
          </table:table-cell>
          <table:table-cell table:style-name="ce104" office:value-type="float" office:value="135" calcext:value-type="float">
            <text:p><text:s text:c="3"/>135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438" calcext:value-type="float">
            <text:p><text:s text:c="3"/>9,438</text:p>
          </table:table-cell>
          <table:table-cell table:style-name="ce56" office:value-type="float" office:value="7840" calcext:value-type="float">
            <text:p><text:s text:c="3"/>7,840</text:p>
          </table:table-cell>
          <table:table-cell table:style-name="ce56" office:value-type="float" office:value="1608" calcext:value-type="float">
            <text:p><text:s text:c="3"/>1,608</text:p>
          </table:table-cell>
          <table:table-cell table:style-name="ce105" office:value-type="float" office:value="783" calcext:value-type="float">
            <text:p><text:s text:c="3"/>783</text:p>
          </table:table-cell>
          <table:table-cell table:style-name="ce105" office:value-type="float" office:value="33" calcext:value-type="float">
            <text:p><text:s text:c="3"/>33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10" calcext:value-type="float">
            <text:p><text:s text:c="3"/>4,310</text:p>
          </table:table-cell>
          <table:table-cell table:style-name="ce45" office:value-type="float" office:value="3614" calcext:value-type="float">
            <text:p><text:s text:c="3"/>3,614</text:p>
          </table:table-cell>
          <table:table-cell table:style-name="ce56" office:value-type="float" office:value="837" calcext:value-type="float">
            <text:p><text:s text:c="3"/>837</text:p>
          </table:table-cell>
          <table:table-cell table:style-name="ce106" office:value-type="float" office:value="513" calcext:value-type="float">
            <text:p><text:s text:c="3"/>513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920" calcext:value-type="float">
            <text:p><text:s text:c="3"/>920</text:p>
          </table:table-cell>
          <table:table-cell table:style-name="ce56" office:value-type="float" office:value="516" calcext:value-type="float">
            <text:p><text:s text:c="3"/>51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5128" calcext:value-type="float">
            <text:p><text:s text:c="3"/>5,128</text:p>
          </table:table-cell>
          <table:table-cell table:style-name="ce102" office:value-type="float" office:value="4226" calcext:value-type="float">
            <text:p><text:s text:c="3"/>4,226</text:p>
          </table:table-cell>
          <table:table-cell table:style-name="ce104" office:value-type="float" office:value="771" calcext:value-type="float">
            <text:p><text:s text:c="3"/>771</text:p>
          </table:table-cell>
          <table:table-cell table:style-name="ce104" office:value-type="float" office:value="270" calcext:value-type="float">
            <text:p><text:s text:c="3"/>270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81" calcext:value-type="float">
            <text:p><text:s text:c="3"/>2,181</text:p>
          </table:table-cell>
          <table:table-cell table:style-name="ce56" office:value-type="float" office:value="1778" calcext:value-type="float">
            <text:p><text:s text:c="3"/>1,778</text:p>
          </table:table-cell>
          <table:table-cell table:style-name="ce56" office:value-type="float" office:value="496" calcext:value-type="float">
            <text:p><text:s text:c="3"/>496</text:p>
          </table:table-cell>
          <table:table-cell table:style-name="ce105" office:value-type="float" office:value="246" calcext:value-type="float">
            <text:p><text:s text:c="3"/>246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28" calcext:value-type="float">
            <text:p><text:s text:c="3"/>1,028</text:p>
          </table:table-cell>
          <table:table-cell table:style-name="ce45" office:value-type="float" office:value="811" calcext:value-type="float">
            <text:p><text:s text:c="3"/>811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106" office:value-type="float" office:value="152" calcext:value-type="float">
            <text:p><text:s text:c="3"/>152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242" calcext:value-type="float">
            <text:p><text:s text:c="3"/>242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53" calcext:value-type="float">
            <text:p><text:s text:c="3"/>1,153</text:p>
          </table:table-cell>
          <table:table-cell table:style-name="ce102" office:value-type="float" office:value="967" calcext:value-type="float">
            <text:p><text:s text:c="3"/>967</text:p>
          </table:table-cell>
          <table:table-cell table:style-name="ce104" office:value-type="float" office:value="237" calcext:value-type="float">
            <text:p><text:s text:c="3"/>237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85" calcext:value-type="float">
            <text:p><text:s text:c="3"/>1,685</text:p>
          </table:table-cell>
          <table:table-cell table:style-name="ce56" office:value-type="float" office:value="1680" calcext:value-type="float">
            <text:p><text:s text:c="3"/>1,680</text:p>
          </table:table-cell>
          <table:table-cell table:style-name="ce56" office:value-type="float" office:value="390" calcext:value-type="float">
            <text:p><text:s text:c="3"/>390</text:p>
          </table:table-cell>
          <table:table-cell table:style-name="ce105" office:value-type="float" office:value="332" calcext:value-type="float">
            <text:p><text:s text:c="3"/>33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92" calcext:value-type="float">
            <text:p><text:s text:c="3"/>792</text:p>
          </table:table-cell>
          <table:table-cell table:style-name="ce45" office:value-type="float" office:value="758" calcext:value-type="float">
            <text:p><text:s text:c="3"/>75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106" office:value-type="float" office:value="207" calcext:value-type="float">
            <text:p><text:s text:c="3"/>207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25" calcext:value-type="float">
            <text:p><text:s text:c="3"/>225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93" calcext:value-type="float">
            <text:p><text:s text:c="3"/>893</text:p>
          </table:table-cell>
          <table:table-cell table:style-name="ce102" office:value-type="float" office:value="922" calcext:value-type="float">
            <text:p><text:s text:c="3"/>922</text:p>
          </table:table-cell>
          <table:table-cell table:style-name="ce104" office:value-type="float" office:value="181" calcext:value-type="float">
            <text:p><text:s text:c="3"/>181</text:p>
          </table:table-cell>
          <table:table-cell table:style-name="ce104" office:value-type="float" office:value="125" calcext:value-type="float">
            <text:p><text:s text:c="3"/>12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726" calcext:value-type="float">
            <text:p><text:s text:c="3"/>5,726</text:p>
          </table:table-cell>
          <table:table-cell table:style-name="ce56" office:value-type="float" office:value="5347" calcext:value-type="float">
            <text:p><text:s text:c="3"/>5,347</text:p>
          </table:table-cell>
          <table:table-cell table:style-name="ce56" office:value-type="float" office:value="1158" calcext:value-type="float">
            <text:p><text:s text:c="3"/>1,158</text:p>
          </table:table-cell>
          <table:table-cell table:style-name="ce105" office:value-type="float" office:value="717" calcext:value-type="float">
            <text:p><text:s text:c="3"/>717</text:p>
          </table:table-cell>
          <table:table-cell table:style-name="ce105" office:value-type="float" office:value="34" calcext:value-type="float">
            <text:p><text:s text:c="3"/>34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625" calcext:value-type="float">
            <text:p><text:s text:c="3"/>2,625</text:p>
          </table:table-cell>
          <table:table-cell table:style-name="ce45" office:value-type="float" office:value="2451" calcext:value-type="float">
            <text:p><text:s text:c="3"/>2,451</text:p>
          </table:table-cell>
          <table:table-cell table:style-name="ce56" office:value-type="float" office:value="592" calcext:value-type="float">
            <text:p><text:s text:c="3"/>592</text:p>
          </table:table-cell>
          <table:table-cell table:style-name="ce106" office:value-type="float" office:value="427" calcext:value-type="float">
            <text:p><text:s text:c="3"/>427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632" calcext:value-type="float">
            <text:p><text:s text:c="3"/>632</text:p>
          </table:table-cell>
          <table:table-cell table:style-name="ce56" office:value-type="float" office:value="288" calcext:value-type="float">
            <text:p><text:s text:c="3"/>28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101" calcext:value-type="float">
            <text:p><text:s text:c="3"/>3,101</text:p>
          </table:table-cell>
          <table:table-cell table:style-name="ce102" office:value-type="float" office:value="2896" calcext:value-type="float">
            <text:p><text:s text:c="3"/>2,896</text:p>
          </table:table-cell>
          <table:table-cell table:style-name="ce104" office:value-type="float" office:value="566" calcext:value-type="float">
            <text:p><text:s text:c="3"/>566</text:p>
          </table:table-cell>
          <table:table-cell table:style-name="ce104" office:value-type="float" office:value="290" calcext:value-type="float">
            <text:p><text:s text:c="3"/>290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06" calcext:value-type="float">
            <text:p><text:s text:c="3"/>3,306</text:p>
          </table:table-cell>
          <table:table-cell table:style-name="ce56" office:value-type="float" office:value="3838" calcext:value-type="float">
            <text:p><text:s text:c="3"/>3,838</text:p>
          </table:table-cell>
          <table:table-cell table:style-name="ce56" office:value-type="float" office:value="924" calcext:value-type="float">
            <text:p><text:s text:c="3"/>924</text:p>
          </table:table-cell>
          <table:table-cell table:style-name="ce105" office:value-type="float" office:value="658" calcext:value-type="float">
            <text:p><text:s text:c="3"/>658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505" calcext:value-type="float">
            <text:p><text:s text:c="3"/>1,505</text:p>
          </table:table-cell>
          <table:table-cell table:style-name="ce45" office:value-type="float" office:value="1787" calcext:value-type="float">
            <text:p><text:s text:c="3"/>1,787</text:p>
          </table:table-cell>
          <table:table-cell table:style-name="ce56" office:value-type="float" office:value="497" calcext:value-type="float">
            <text:p><text:s text:c="3"/>497</text:p>
          </table:table-cell>
          <table:table-cell table:style-name="ce106" office:value-type="float" office:value="391" calcext:value-type="float">
            <text:p><text:s text:c="3"/>391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424" calcext:value-type="float">
            <text:p><text:s text:c="3"/>424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01" calcext:value-type="float">
            <text:p><text:s text:c="3"/>1,801</text:p>
          </table:table-cell>
          <table:table-cell table:style-name="ce102" office:value-type="float" office:value="2051" calcext:value-type="float">
            <text:p><text:s text:c="3"/>2,051</text:p>
          </table:table-cell>
          <table:table-cell table:style-name="ce104" office:value-type="float" office:value="427" calcext:value-type="float">
            <text:p><text:s text:c="3"/>427</text:p>
          </table:table-cell>
          <table:table-cell table:style-name="ce104" office:value-type="float" office:value="267" calcext:value-type="float">
            <text:p><text:s text:c="3"/>26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28" calcext:value-type="float">
            <text:p><text:s text:c="3"/>1,528</text:p>
          </table:table-cell>
          <table:table-cell table:style-name="ce56" office:value-type="float" office:value="1676" calcext:value-type="float">
            <text:p><text:s text:c="3"/>1,676</text:p>
          </table:table-cell>
          <table:table-cell table:style-name="ce56" office:value-type="float" office:value="354" calcext:value-type="float">
            <text:p><text:s text:c="3"/>354</text:p>
          </table:table-cell>
          <table:table-cell table:style-name="ce105" office:value-type="float" office:value="353" calcext:value-type="float">
            <text:p><text:s text:c="3"/>353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73" calcext:value-type="float">
            <text:p><text:s text:c="3"/>673</text:p>
          </table:table-cell>
          <table:table-cell table:style-name="ce45" office:value-type="float" office:value="771" calcext:value-type="float">
            <text:p><text:s text:c="3"/>77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106" office:value-type="float" office:value="219" calcext:value-type="float">
            <text:p><text:s text:c="3"/>219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17" calcext:value-type="float">
            <text:p><text:s text:c="3"/>21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55" calcext:value-type="float">
            <text:p><text:s text:c="3"/>855</text:p>
          </table:table-cell>
          <table:table-cell table:style-name="ce102" office:value-type="float" office:value="905" calcext:value-type="float">
            <text:p><text:s text:c="3"/>905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104" office:value-type="float" office:value="134" calcext:value-type="float">
            <text:p><text:s text:c="3"/>13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46" calcext:value-type="float">
            <text:p><text:s text:c="3"/>2,246</text:p>
          </table:table-cell>
          <table:table-cell table:style-name="ce56" office:value-type="float" office:value="2430" calcext:value-type="float">
            <text:p><text:s text:c="3"/>2,430</text:p>
          </table:table-cell>
          <table:table-cell table:style-name="ce56" office:value-type="float" office:value="500" calcext:value-type="float">
            <text:p><text:s text:c="3"/>500</text:p>
          </table:table-cell>
          <table:table-cell table:style-name="ce105" office:value-type="float" office:value="559" calcext:value-type="float">
            <text:p><text:s text:c="3"/>559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016" calcext:value-type="float">
            <text:p><text:s text:c="3"/>1,016</text:p>
          </table:table-cell>
          <table:table-cell table:style-name="ce45" office:value-type="float" office:value="1105" calcext:value-type="float">
            <text:p><text:s text:c="3"/>1,105</text:p>
          </table:table-cell>
          <table:table-cell table:style-name="ce56" office:value-type="float" office:value="272" calcext:value-type="float">
            <text:p><text:s text:c="3"/>272</text:p>
          </table:table-cell>
          <table:table-cell table:style-name="ce106" office:value-type="float" office:value="334" calcext:value-type="float">
            <text:p><text:s text:c="3"/>334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18" calcext:value-type="float">
            <text:p><text:s text:c="3"/>21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30" calcext:value-type="float">
            <text:p><text:s text:c="3"/>1,230</text:p>
          </table:table-cell>
          <table:table-cell table:style-name="ce102" office:value-type="float" office:value="1325" calcext:value-type="float">
            <text:p><text:s text:c="3"/>1,325</text:p>
          </table:table-cell>
          <table:table-cell table:style-name="ce104" office:value-type="float" office:value="228" calcext:value-type="float">
            <text:p><text:s text:c="3"/>228</text:p>
          </table:table-cell>
          <table:table-cell table:style-name="ce104" office:value-type="float" office:value="225" calcext:value-type="float">
            <text:p><text:s text:c="3"/>22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34" calcext:value-type="float">
            <text:p><text:s text:c="3"/>1,634</text:p>
          </table:table-cell>
          <table:table-cell table:style-name="ce56" office:value-type="float" office:value="1894" calcext:value-type="float">
            <text:p><text:s text:c="3"/>1,894</text:p>
          </table:table-cell>
          <table:table-cell table:style-name="ce56" office:value-type="float" office:value="371" calcext:value-type="float">
            <text:p><text:s text:c="3"/>371</text:p>
          </table:table-cell>
          <table:table-cell table:style-name="ce105" office:value-type="float" office:value="374" calcext:value-type="float">
            <text:p><text:s text:c="3"/>374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05" calcext:value-type="float">
            <text:p><text:s text:c="3"/>705</text:p>
          </table:table-cell>
          <table:table-cell table:style-name="ce45" office:value-type="float" office:value="841" calcext:value-type="float">
            <text:p><text:s text:c="3"/>841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106" office:value-type="float" office:value="217" calcext:value-type="float">
            <text:p><text:s text:c="3"/>217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style-name="ce56" office:value-type="float" office:value="95" calcext:value-type="float">
            <text:p><text:s text:c="3"/>9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9" calcext:value-type="float">
            <text:p><text:s text:c="3"/>929</text:p>
          </table:table-cell>
          <table:table-cell table:style-name="ce102" office:value-type="float" office:value="1053" calcext:value-type="float">
            <text:p><text:s text:c="3"/>1,053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61" calcext:value-type="float">
            <text:p><text:s text:c="3"/>3,761</text:p>
          </table:table-cell>
          <table:table-cell table:style-name="ce56" office:value-type="float" office:value="3857" calcext:value-type="float">
            <text:p><text:s text:c="3"/>3,857</text:p>
          </table:table-cell>
          <table:table-cell table:style-name="ce56" office:value-type="float" office:value="690" calcext:value-type="float">
            <text:p><text:s text:c="3"/>690</text:p>
          </table:table-cell>
          <table:table-cell table:style-name="ce105" office:value-type="float" office:value="699" calcext:value-type="float">
            <text:p><text:s text:c="3"/>699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678" calcext:value-type="float">
            <text:p><text:s text:c="3"/>1,678</text:p>
          </table:table-cell>
          <table:table-cell table:style-name="ce45" office:value-type="float" office:value="1760" calcext:value-type="float">
            <text:p><text:s text:c="3"/>1,760</text:p>
          </table:table-cell>
          <table:table-cell table:style-name="ce56" office:value-type="float" office:value="367" calcext:value-type="float">
            <text:p><text:s text:c="3"/>367</text:p>
          </table:table-cell>
          <table:table-cell table:style-name="ce106" office:value-type="float" office:value="433" calcext:value-type="float">
            <text:p><text:s text:c="3"/>433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338" calcext:value-type="float">
            <text:p><text:s text:c="3"/>338</text:p>
          </table:table-cell>
          <table:table-cell table:style-name="ce56" office:value-type="float" office:value="227" calcext:value-type="float">
            <text:p><text:s text:c="3"/>22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83" calcext:value-type="float">
            <text:p><text:s text:c="3"/>2,083</text:p>
          </table:table-cell>
          <table:table-cell table:style-name="ce102" office:value-type="float" office:value="2097" calcext:value-type="float">
            <text:p><text:s text:c="3"/>2,097</text:p>
          </table:table-cell>
          <table:table-cell table:style-name="ce104" office:value-type="float" office:value="323" calcext:value-type="float">
            <text:p><text:s text:c="3"/>323</text:p>
          </table:table-cell>
          <table:table-cell table:style-name="ce104" office:value-type="float" office:value="266" calcext:value-type="float">
            <text:p><text:s text:c="3"/>266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746" calcext:value-type="float">
            <text:p><text:s text:c="3"/>4,746</text:p>
          </table:table-cell>
          <table:table-cell table:style-name="ce56" office:value-type="float" office:value="4962" calcext:value-type="float">
            <text:p><text:s text:c="3"/>4,962</text:p>
          </table:table-cell>
          <table:table-cell table:style-name="ce56" office:value-type="float" office:value="891" calcext:value-type="float">
            <text:p><text:s text:c="3"/>891</text:p>
          </table:table-cell>
          <table:table-cell table:style-name="ce105" office:value-type="float" office:value="701" calcext:value-type="float">
            <text:p><text:s text:c="3"/>701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140" calcext:value-type="float">
            <text:p><text:s text:c="3"/>2,140</text:p>
          </table:table-cell>
          <table:table-cell table:style-name="ce45" office:value-type="float" office:value="2313" calcext:value-type="float">
            <text:p><text:s text:c="3"/>2,313</text:p>
          </table:table-cell>
          <table:table-cell table:style-name="ce56" office:value-type="float" office:value="455" calcext:value-type="float">
            <text:p><text:s text:c="3"/>455</text:p>
          </table:table-cell>
          <table:table-cell table:style-name="ce106" office:value-type="float" office:value="434" calcext:value-type="float">
            <text:p><text:s text:c="3"/>434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26" calcext:value-type="float">
            <text:p><text:s text:c="3"/>426</text:p>
          </table:table-cell>
          <table:table-cell table:style-name="ce56" office:value-type="float" office:value="262" calcext:value-type="float">
            <text:p><text:s text:c="3"/>26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06" calcext:value-type="float">
            <text:p><text:s text:c="3"/>2,606</text:p>
          </table:table-cell>
          <table:table-cell table:style-name="ce102" office:value-type="float" office:value="2649" calcext:value-type="float">
            <text:p><text:s text:c="3"/>2,649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style-name="ce104" office:value-type="float" office:value="267" calcext:value-type="float">
            <text:p><text:s text:c="3"/>267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850" calcext:value-type="float">
            <text:p><text:s text:c="3"/>2,850</text:p>
          </table:table-cell>
          <table:table-cell table:style-name="ce56" office:value-type="float" office:value="3063" calcext:value-type="float">
            <text:p><text:s text:c="3"/>3,063</text:p>
          </table:table-cell>
          <table:table-cell table:style-name="ce56" office:value-type="float" office:value="586" calcext:value-type="float">
            <text:p><text:s text:c="3"/>586</text:p>
          </table:table-cell>
          <table:table-cell table:style-name="ce105" office:value-type="float" office:value="645" calcext:value-type="float">
            <text:p><text:s text:c="3"/>645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263" calcext:value-type="float">
            <text:p><text:s text:c="3"/>1,263</text:p>
          </table:table-cell>
          <table:table-cell table:style-name="ce45" office:value-type="float" office:value="1376" calcext:value-type="float">
            <text:p><text:s text:c="3"/>1,376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106" office:value-type="float" office:value="395" calcext:value-type="float">
            <text:p><text:s text:c="3"/>395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98" calcext:value-type="float">
            <text:p><text:s text:c="3"/>29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587" calcext:value-type="float">
            <text:p><text:s text:c="3"/>1,587</text:p>
          </table:table-cell>
          <table:table-cell table:style-name="ce102" office:value-type="float" office:value="1687" calcext:value-type="float">
            <text:p><text:s text:c="3"/>1,687</text:p>
          </table:table-cell>
          <table:table-cell table:style-name="ce104" office:value-type="float" office:value="270" calcext:value-type="float">
            <text:p><text:s text:c="3"/>270</text:p>
          </table:table-cell>
          <table:table-cell table:style-name="ce104" office:value-type="float" office:value="250" calcext:value-type="float">
            <text:p><text:s text:c="3"/>250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67" calcext:value-type="float">
            <text:p><text:s text:c="3"/>767</text:p>
          </table:table-cell>
          <table:table-cell table:style-name="ce56" office:value-type="float" office:value="926" calcext:value-type="float">
            <text:p><text:s text:c="3"/>926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105" office:value-type="float" office:value="191" calcext:value-type="float">
            <text:p><text:s text:c="3"/>19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" calcext:value-type="float">
            <text:p><text:s text:c="3"/>371</text:p>
          </table:table-cell>
          <table:table-cell table:style-name="ce45" office:value-type="float" office:value="427" calcext:value-type="float">
            <text:p><text:s text:c="3"/>427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96" calcext:value-type="float">
            <text:p><text:s text:c="3"/>396</text:p>
          </table:table-cell>
          <table:table-cell table:style-name="ce102" office:value-type="float" office:value="499" calcext:value-type="float">
            <text:p><text:s text:c="3"/>499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26" calcext:value-type="float">
            <text:p><text:s text:c="3"/>1,526</text:p>
          </table:table-cell>
          <table:table-cell table:style-name="ce56" office:value-type="float" office:value="1612" calcext:value-type="float">
            <text:p><text:s text:c="3"/>1,612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105" office:value-type="float" office:value="242" calcext:value-type="float">
            <text:p><text:s text:c="3"/>242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number-columns-repeated="2" table:style-name="ce45" office:value-type="float" office:value="717" calcext:value-type="float">
            <text:p><text:s text:c="3"/>717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106" office:value-type="float" office:value="153" calcext:value-type="float">
            <text:p><text:s text:c="3"/>15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119" calcext:value-type="float">
            <text:p><text:s text:c="3"/>119</text:p>
          </table:table-cell>
          <table:table-cell table:style-name="ce56" office:value-type="float" office:value="100" calcext:value-type="float">
            <text:p><text:s text:c="3"/>10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09" calcext:value-type="float">
            <text:p><text:s text:c="3"/>809</text:p>
          </table:table-cell>
          <table:table-cell table:style-name="ce102" office:value-type="float" office:value="895" calcext:value-type="float">
            <text:p><text:s text:c="3"/>895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87" calcext:value-type="float">
            <text:p><text:s text:c="3"/>487</text:p>
          </table:table-cell>
          <table:table-cell table:style-name="ce56" office:value-type="float" office:value="298" calcext:value-type="float">
            <text:p><text:s text:c="3"/>29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105" office:value-type="float" office:value="70" calcext:value-type="float">
            <text:p><text:s text:c="3"/>70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32" calcext:value-type="float">
            <text:p><text:s text:c="3"/>232</text:p>
          </table:table-cell>
          <table:table-cell table:style-name="ce45" office:value-type="float" office:value="134" calcext:value-type="float">
            <text:p><text:s text:c="3"/>134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number-columns-repeated="2"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style-name="ce102" office:value-type="float" office:value="164" calcext:value-type="float">
            <text:p><text:s text:c="3"/>164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29" calcext:value-type="float">
            <text:p><text:s text:c="3"/>2,029</text:p>
          </table:table-cell>
          <table:table-cell table:style-name="ce56" office:value-type="float" office:value="2236" calcext:value-type="float">
            <text:p><text:s text:c="3"/>2,236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105" office:value-type="float" office:value="235" calcext:value-type="float">
            <text:p><text:s text:c="3"/>235</text:p>
          </table:table-cell>
          <table:table-cell table:number-columns-repeated="2" table:style-name="ce105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82" calcext:value-type="float">
            <text:p><text:s text:c="3"/>882</text:p>
          </table:table-cell>
          <table:table-cell table:style-name="ce45" office:value-type="float" office:value="975" calcext:value-type="float">
            <text:p><text:s text:c="3"/>975</text:p>
          </table:table-cell>
          <table:table-cell table:style-name="ce56" office:value-type="float" office:value="119" calcext:value-type="float">
            <text:p><text:s text:c="3"/>119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68" calcext:value-type="float">
            <text:p><text:s text:c="3"/>168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47" calcext:value-type="float">
            <text:p><text:s text:c="3"/>1,147</text:p>
          </table:table-cell>
          <table:table-cell table:style-name="ce102" office:value-type="float" office:value="1261" calcext:value-type="float">
            <text:p><text:s text:c="3"/>1,261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24" calcext:value-type="float">
            <text:p><text:s text:c="3"/>2,124</text:p>
          </table:table-cell>
          <table:table-cell table:style-name="ce56" office:value-type="float" office:value="2014" calcext:value-type="float">
            <text:p><text:s text:c="3"/>2,014</text:p>
          </table:table-cell>
          <table:table-cell table:style-name="ce56" office:value-type="float" office:value="425" calcext:value-type="float">
            <text:p><text:s text:c="3"/>425</text:p>
          </table:table-cell>
          <table:table-cell table:style-name="ce105" office:value-type="float" office:value="208" calcext:value-type="float">
            <text:p><text:s text:c="3"/>208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965" calcext:value-type="float">
            <text:p><text:s text:c="3"/>965</text:p>
          </table:table-cell>
          <table:table-cell table:style-name="ce45" office:value-type="float" office:value="926" calcext:value-type="float">
            <text:p><text:s text:c="3"/>926</text:p>
          </table:table-cell>
          <table:table-cell table:style-name="ce56" office:value-type="float" office:value="232" calcext:value-type="float">
            <text:p><text:s text:c="3"/>232</text:p>
          </table:table-cell>
          <table:table-cell table:style-name="ce106" office:value-type="float" office:value="129" calcext:value-type="float">
            <text:p><text:s text:c="3"/>129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02" calcext:value-type="float">
            <text:p><text:s text:c="3"/>202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159" calcext:value-type="float">
            <text:p><text:s text:c="3"/>1,159</text:p>
          </table:table-cell>
          <table:table-cell table:style-name="ce102" office:value-type="float" office:value="1088" calcext:value-type="float">
            <text:p><text:s text:c="3"/>1,088</text:p>
          </table:table-cell>
          <table:table-cell table:style-name="ce104" office:value-type="float" office:value="193" calcext:value-type="float">
            <text:p><text:s text:c="3"/>193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283" calcext:value-type="float">
            <text:p><text:s text:c="3"/>7,283</text:p>
          </table:table-cell>
          <table:table-cell table:style-name="ce56" office:value-type="float" office:value="6902" calcext:value-type="float">
            <text:p><text:s text:c="3"/>6,902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105" office:value-type="float" office:value="418" calcext:value-type="float">
            <text:p><text:s text:c="3"/>418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07" calcext:value-type="float">
            <text:p><text:s text:c="3"/>3,307</text:p>
          </table:table-cell>
          <table:table-cell table:style-name="ce45" office:value-type="float" office:value="3222" calcext:value-type="float">
            <text:p><text:s text:c="3"/>3,222</text:p>
          </table:table-cell>
          <table:table-cell table:style-name="ce56" office:value-type="float" office:value="375" calcext:value-type="float">
            <text:p><text:s text:c="3"/>375</text:p>
          </table:table-cell>
          <table:table-cell table:style-name="ce106" office:value-type="float" office:value="235" calcext:value-type="float">
            <text:p><text:s text:c="3"/>235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436" calcext:value-type="float">
            <text:p><text:s text:c="3"/>436</text:p>
          </table:table-cell>
          <table:table-cell table:style-name="ce56" office:value-type="float" office:value="241" calcext:value-type="float">
            <text:p><text:s text:c="3"/>24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976" calcext:value-type="float">
            <text:p><text:s text:c="3"/>3,976</text:p>
          </table:table-cell>
          <table:table-cell table:style-name="ce102" office:value-type="float" office:value="3680" calcext:value-type="float">
            <text:p><text:s text:c="3"/>3,680</text:p>
          </table:table-cell>
          <table:table-cell table:style-name="ce104" office:value-type="float" office:value="355" calcext:value-type="float">
            <text:p><text:s text:c="3"/>355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14" calcext:value-type="float">
            <text:p><text:s text:c="3"/>1,414</text:p>
          </table:table-cell>
          <table:table-cell table:style-name="ce56" office:value-type="float" office:value="1264" calcext:value-type="float">
            <text:p><text:s text:c="3"/>1,26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105" office:value-type="float" office:value="136" calcext:value-type="float">
            <text:p><text:s text:c="3"/>136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23" calcext:value-type="float">
            <text:p><text:s text:c="3"/>623</text:p>
          </table:table-cell>
          <table:table-cell table:style-name="ce45" office:value-type="float" office:value="549" calcext:value-type="float">
            <text:p><text:s text:c="3"/>549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106" office:value-type="float" office:value="84" calcext:value-type="float">
            <text:p><text:s text:c="3"/>84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84" calcext:value-type="float">
            <text:p><text:s text:c="3"/>84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91" calcext:value-type="float">
            <text:p><text:s text:c="3"/>791</text:p>
          </table:table-cell>
          <table:table-cell table:style-name="ce102" office:value-type="float" office:value="715" calcext:value-type="float">
            <text:p><text:s text:c="3"/>715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52" calcext:value-type="float">
            <text:p><text:s text:c="3"/>5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876" calcext:value-type="float">
            <text:p><text:s text:c="3"/>3,876</text:p>
          </table:table-cell>
          <table:table-cell table:style-name="ce56" office:value-type="float" office:value="3599" calcext:value-type="float">
            <text:p><text:s text:c="3"/>3,599</text:p>
          </table:table-cell>
          <table:table-cell table:style-name="ce56" office:value-type="float" office:value="513" calcext:value-type="float">
            <text:p><text:s text:c="3"/>513</text:p>
          </table:table-cell>
          <table:table-cell table:style-name="ce105" office:value-type="float" office:value="342" calcext:value-type="float">
            <text:p><text:s text:c="3"/>342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755" calcext:value-type="float">
            <text:p><text:s text:c="3"/>1,755</text:p>
          </table:table-cell>
          <table:table-cell table:style-name="ce45" office:value-type="float" office:value="1695" calcext:value-type="float">
            <text:p><text:s text:c="3"/>1,695</text:p>
          </table:table-cell>
          <table:table-cell table:style-name="ce56" office:value-type="float" office:value="263" calcext:value-type="float">
            <text:p><text:s text:c="3"/>263</text:p>
          </table:table-cell>
          <table:table-cell table:style-name="ce106" office:value-type="float" office:value="215" calcext:value-type="float">
            <text:p><text:s text:c="3"/>215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83" calcext:value-type="float">
            <text:p><text:s text:c="3"/>283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121" calcext:value-type="float">
            <text:p><text:s text:c="3"/>2,121</text:p>
          </table:table-cell>
          <table:table-cell table:style-name="ce102" office:value-type="float" office:value="1904" calcext:value-type="float">
            <text:p><text:s text:c="3"/>1,904</text:p>
          </table:table-cell>
          <table:table-cell table:style-name="ce104" office:value-type="float" office:value="250" calcext:value-type="float">
            <text:p><text:s text:c="3"/>250</text:p>
          </table:table-cell>
          <table:table-cell table:style-name="ce104" office:value-type="float" office:value="127" calcext:value-type="float">
            <text:p><text:s text:c="3"/>12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5777" calcext:value-type="float">
            <text:p><text:s text:c="3"/>15,777</text:p>
          </table:table-cell>
          <table:table-cell table:style-name="ce54" office:value-type="float" office:value="17649" calcext:value-type="float">
            <text:p><text:s text:c="3"/>17,649</text:p>
          </table:table-cell>
          <table:table-cell table:style-name="ce54" office:value-type="float" office:value="1644" calcext:value-type="float">
            <text:p><text:s text:c="3"/>1,644</text:p>
          </table:table-cell>
          <table:table-cell table:style-name="ce36" office:value-type="float" office:value="1264" calcext:value-type="float">
            <text:p><text:s text:c="3"/>1,26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7104" calcext:value-type="float">
            <text:p><text:s text:c="3"/>7,104</text:p>
          </table:table-cell>
          <table:table-cell table:style-name="ce39" office:value-type="float" office:value="8163" calcext:value-type="float">
            <text:p><text:s text:c="3"/>8,163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62" office:value-type="float" office:value="745" calcext:value-type="float">
            <text:p><text:s text:c="3"/>745</text:p>
          </table:table-cell>
          <table:table-cell table:number-columns-repeated="2" table:style-name="ce62" office:value-type="float" office:value="14" calcext:value-type="float">
            <text:p><text:s text:c="3"/>14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1195" calcext:value-type="float">
            <text:p><text:s text:c="3"/>1,195</text:p>
          </table:table-cell>
          <table:table-cell table:style-name="ce54" office:value-type="float" office:value="553" calcext:value-type="float">
            <text:p><text:s text:c="3"/>55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8673" calcext:value-type="float">
            <text:p><text:s text:c="3"/>8,673</text:p>
          </table:table-cell>
          <table:table-cell table:style-name="ce40" office:value-type="float" office:value="9486" calcext:value-type="float">
            <text:p><text:s text:c="3"/>9,486</text:p>
          </table:table-cell>
          <table:table-cell table:style-name="ce55" office:value-type="float" office:value="798" calcext:value-type="float">
            <text:p><text:s text:c="3"/>798</text:p>
          </table:table-cell>
          <table:table-cell table:style-name="ce55" office:value-type="float" office:value="519" calcext:value-type="float">
            <text:p><text:s text:c="3"/>519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33" calcext:value-type="float">
            <text:p><text:s text:c="3"/>33</text:p>
          </table:table-cell>
          <table:table-cell table:style-name="ce55" office:value-type="float" office:value="3" calcext:value-type="float">
            <text:p><text:s text:c="3"/>3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078" calcext:value-type="float">
            <text:p><text:s text:c="3"/>8,078</text:p>
          </table:table-cell>
          <table:table-cell table:style-name="ce54" office:value-type="float" office:value="7877" calcext:value-type="float">
            <text:p><text:s text:c="3"/>7,877</text:p>
          </table:table-cell>
          <table:table-cell table:style-name="ce54" office:value-type="float" office:value="907" calcext:value-type="float">
            <text:p><text:s text:c="3"/>907</text:p>
          </table:table-cell>
          <table:table-cell table:style-name="ce36" office:value-type="float" office:value="776" calcext:value-type="float">
            <text:p><text:s text:c="3"/>77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665" calcext:value-type="float">
            <text:p><text:s text:c="3"/>3,665</text:p>
          </table:table-cell>
          <table:table-cell table:style-name="ce39" office:value-type="float" office:value="3658" calcext:value-type="float">
            <text:p><text:s text:c="3"/>3,658</text:p>
          </table:table-cell>
          <table:table-cell table:style-name="ce54" office:value-type="float" office:value="462" calcext:value-type="float">
            <text:p><text:s text:c="3"/>462</text:p>
          </table:table-cell>
          <table:table-cell table:style-name="ce62" office:value-type="float" office:value="475" calcext:value-type="float">
            <text:p><text:s text:c="3"/>475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508" calcext:value-type="float">
            <text:p><text:s text:c="3"/>508</text:p>
          </table:table-cell>
          <table:table-cell table:style-name="ce54" office:value-type="float" office:value="344" calcext:value-type="float">
            <text:p><text:s text:c="3"/>34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413" calcext:value-type="float">
            <text:p><text:s text:c="3"/>4,413</text:p>
          </table:table-cell>
          <table:table-cell table:style-name="ce40" office:value-type="float" office:value="4219" calcext:value-type="float">
            <text:p><text:s text:c="3"/>4,219</text:p>
          </table:table-cell>
          <table:table-cell table:style-name="ce55" office:value-type="float" office:value="445" calcext:value-type="float">
            <text:p><text:s text:c="3"/>445</text:p>
          </table:table-cell>
          <table:table-cell table:style-name="ce55" office:value-type="float" office:value="301" calcext:value-type="float">
            <text:p><text:s text:c="3"/>30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3" calcext:value-type="float">
            <text:p><text:s text:c="3"/>3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86" calcext:value-type="float">
            <text:p><text:s text:c="3"/>586</text:p>
          </table:table-cell>
          <table:table-cell table:style-name="ce54" office:value-type="float" office:value="599" calcext:value-type="float">
            <text:p><text:s text:c="3"/>599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299" calcext:value-type="float">
            <text:p><text:s text:c="3"/>299</text:p>
          </table:table-cell>
          <table:table-cell table:style-name="ce54" office:value-type="float" office:value="354" calcext:value-type="float">
            <text:p><text:s text:c="3"/>354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3" calcext:value-type="float">
            <text:p><text:s text:c="3"/>43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87" calcext:value-type="float">
            <text:p><text:s text:c="3"/>287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33" calcext:value-type="float">
            <text:p><text:s text:c="3"/>533</text:p>
          </table:table-cell>
          <table:table-cell table:style-name="ce56" office:value-type="float" office:value="483" calcext:value-type="float">
            <text:p><text:s text:c="3"/>483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105" office:value-type="float" office:value="28" calcext:value-type="float">
            <text:p><text:s text:c="3"/>28</text:p>
          </table:table-cell>
          <table:table-cell table:number-columns-repeated="2"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62" calcext:value-type="float">
            <text:p><text:s text:c="3"/>262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71" calcext:value-type="float">
            <text:p><text:s text:c="3"/>271</text:p>
          </table:table-cell>
          <table:table-cell table:style-name="ce103" office:value-type="float" office:value="210" calcext:value-type="float">
            <text:p><text:s text:c="3"/>210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3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" calcext:value-type="float">
            <text:p><text:s text:c="3"/>37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8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8-06T10:48:07</meta:creation-date>
    <dc:creator>MOI</dc:creator>
    <dc:date>2008-08-06T10:48:35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